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634a" officeooo:paragraph-rsid="000a634a"/>
    </style:style>
    <style:style style:name="P2" style:family="paragraph" style:parent-style-name="Standard">
      <style:text-properties officeooo:paragraph-rsid="000a634a"/>
    </style:style>
    <style:style style:name="P3" style:family="paragraph" style:parent-style-name="Standard">
      <style:text-properties fo:font-size="16pt" fo:font-weight="bold" officeooo:rsid="000a634a" officeooo:paragraph-rsid="000a634a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b9c05" officeooo:paragraph-rsid="000b9c0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a702e" officeooo:paragraph-rsid="000a702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b9c05" officeooo:paragraph-rsid="000b9c0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ce2fe" officeooo:paragraph-rsid="000ce2f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aa9fb" officeooo:paragraph-rsid="000aa9fb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a8861" officeooo:paragraph-rsid="000a886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6pt" fo:letter-spacing="normal" fo:font-style="normal" fo:font-weight="bold" officeooo:rsid="000b9c05" officeooo:paragraph-rsid="000b9c0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6pt" fo:letter-spacing="normal" fo:font-style="normal" fo:font-weight="bold" officeooo:rsid="000ce2fe" officeooo:paragraph-rsid="000ce2f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0a702e" officeooo:paragraph-rsid="000a702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rsid="000a8861" officeooo:paragraph-rsid="000a8861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rsid="000aa9fb" officeooo:paragraph-rsid="000aa9f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rsid="000a634a" officeooo:paragraph-rsid="000aa9fb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rsid="000ce2fe" officeooo:paragraph-rsid="000ce2f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ec5bd" officeooo:paragraph-rsid="000ec5b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0f31c0" officeooo:paragraph-rsid="000f31c0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55cc" style:font-name="arial" fo:font-size="10.3000001907349pt" fo:letter-spacing="normal" fo:font-style="normal" fo:font-weight="normal" officeooo:rsid="00106a15" officeooo:paragraph-rsid="00106a15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3pt" fo:letter-spacing="normal" fo:font-style="normal" fo:font-weight="bold" officeooo:rsid="000f31c0" officeooo:paragraph-rsid="000f31c0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1155cc" style:font-name="arial" fo:font-size="10.3000001907349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10.3000001907349pt" fo:letter-spacing="normal" fo:font-style="normal" fo:font-weight="normal" officeooo:rsid="000a6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g batch url</text:p>
      <text:p text:style-name="P1"/>
      <text:p text:style-name="P4">Spring webside</text:p>
      <text:p text:style-name="P17">https://docs.spring.io/spring-batch/4.0.x/reference</text:p>
      <text:p text:style-name="P14"><text:a xlink:type="simple" xlink:href="https://docs.spring.io/spring-batch/trunk/reference/html/"><text:span text:style-name="T1">https://docs.spring.io/spring-batch/trunk/reference/html/</text:span></text:a></text:p>
      <text:p text:style-name="P15"><text:a xlink:type="simple" xlink:href="https://spring.io/guides/gs/batch-processing/"><text:span text:style-name="T1">https://spring.io/guides/gs/batch-processing/</text:span></text:a></text:p>
      <text:p text:style-name="P15"><text:a xlink:type="simple" xlink:href="https://docs.spring.io/spring-"><text:span text:style-name="T1">https://docs.spring.io/spring-</text:span></text:a></text:p>
      <text:p text:style-name="P15"><text:a xlink:type="simple" xlink:href="https://docs.spring.io/spring-batch/3.0.x/reference/html/spring-batch-intro.html"><text:span text:style-name="T1">https://docs.spring.io/spring-batch/3.0.x/reference/html/spring-batch-intro.html</text:span></text:a></text:p>
      <text:p text:style-name="P17"/>
      <text:p text:style-name="P15"/>
      <text:p text:style-name="P10">Tutorial</text:p>
      <text:p text:style-name="P6"/>
      <text:p text:style-name="P1"><text:a xlink:type="simple" xlink:href="https://dzone.com/refcardz/spring-batch-refcard?chapter=1">https://dzone.com/refcardz/spring-batch-refcard?chapter=1</text:a></text:p>
      <text:p text:style-name="P1"><text:a xlink:type="simple" xlink:href="https://tutorialspoint.com/spring_batch/">https://tutorialspoint.com/spring_batch/</text:a></text:p>
      <text:p text:style-name="P2"><text:a xlink:type="simple" xlink:href="https://www.toptal.com/spring/spring-batch-tutorial" office:target-frame-name="_blank" xlink:show="new"><text:span text:style-name="T2">https://www.toptal.com/spring/</text:span></text:a></text:p>
      <text:p text:style-name="P12"><text:a xlink:type="simple" xlink:href="https://github.com/geekyjaat/spring-batch"><text:span text:style-name="T1">https://github.com/geekyjaat/spring-batch</text:span></text:a></text:p>
      <text:p text:style-name="P13"><text:a xlink:type="simple" xlink:href="https://www.javacodegeeks.com/2015/03/spring-batch-tutorial.html"><text:span text:style-name="T1">https://www.javacodegeeks.com/2015/03/spring-batch-tutorial.html</text:span></text:a></text:p>
      <text:p text:style-name="P16"/>
      <text:p text:style-name="P11">Github</text:p>
      <text:p text:style-name="P16"/>
      <text:p text:style-name="P16"><text:a xlink:type="simple" xlink:href="https://github.com/mminella/LearningSpringBatch"><text:span text:style-name="T1">https://github.com/mminella/LearningSpringBatch</text:span></text:a></text:p>
      <text:p text:style-name="P16"/>
      <text:p text:style-name="P20">Imp Step for batch processing</text:p>
      <text:p text:style-name="P18"><text:a xlink:type="simple" xlink:href="https://docs.spring.io/spring-batch/4.0.x/reference/html/step.html#configureStep">https://docs.spring.io/spring-batch/4.0.x/reference/html/step.html#configureStep</text:a></text:p>
      <text:p text:style-name="P19"><text:a xlink:type="simple" xlink:href="https://github.com/sidnan/spring-batch-example/blob/master/src/main/java/com/sid/springbatch/BatchConfiguration.java">https://github.com/sidnan/spring-batch-example/blob/master/src/main/java/com/sid/springbatch/BatchConfiguration.java</text:a></text:p>
      <text:p text:style-name="P19"/>
      <text:p text:style-name="P7"/>
      <text:p text:style-name="P13"/>
      <text:p text:style-name="P8"/>
      <text:p text:style-name="P9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30:18.394370431</meta:creation-date>
    <dc:date>2018-08-07T10:32:28.472837583</dc:date>
    <meta:editing-duration>PT11H57M6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5" meta:character-count="811" meta:non-whitespace-character-count="804"/>
  </office:meta>
</office:document-meta>
</file>